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12.89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79999999999999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29.1684">
            <text:p>29.1684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45">
            <text:p>45</text:p>
          </table:table-cell>
          <table:table-cell table:formula="of:=AVERAGE([.EW3:.EX3])" office:value-type="float" office:value="37.0842">
            <text:p>37.08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44.4174">
            <text:p>44.4174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76.3334">
            <text:p>76.3334</text:p>
          </table:table-cell>
          <table:table-cell table:formula="of:=AVERAGE([.EW4:.EX4])" office:value-type="float" office:value="60.3754">
            <text:p>60.3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92.9996">
            <text:p>92.9996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99">
            <text:p>99</text:p>
          </table:table-cell>
          <table:table-cell table:formula="of:=AVERAGE([.EW5:.EX5])" office:value-type="float" office:value="95.9998">
            <text:p>95.999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99.0834">
            <text:p>99.0834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100">
            <text:p>100</text:p>
          </table:table-cell>
          <table:table-cell table:formula="of:=AVERAGE([.EW6:.EX6])" office:value-type="float" office:value="99.5417">
            <text:p>99.54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89.916">
            <text:p>89.916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83">
            <text:p>83</text:p>
          </table:table-cell>
          <table:table-cell table:formula="of:=AVERAGE([.EW7:.EX7])" office:value-type="float" office:value="86.458">
            <text:p>86.4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76.333">
            <text:p>76.333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72">
            <text:p>72</text:p>
          </table:table-cell>
          <table:table-cell table:formula="of:=AVERAGE([.EW8:.EX8])" office:value-type="float" office:value="74.1665">
            <text:p>74.166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66.2494">
            <text:p>66.2494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62">
            <text:p>62</text:p>
          </table:table-cell>
          <table:table-cell table:formula="of:=AVERAGE([.EW9:.EX9])" office:value-type="float" office:value="64.1247">
            <text:p>64.12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57.75">
            <text:p>57.75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54">
            <text:p>54</text:p>
          </table:table-cell>
          <table:table-cell table:formula="of:=AVERAGE([.EW10:.EX10])" office:value-type="float" office:value="55.875">
            <text:p>55.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54.0832">
            <text:p>54.0832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54">
            <text:p>54</text:p>
          </table:table-cell>
          <table:table-cell table:formula="of:=AVERAGE([.EW11:.EX11])" office:value-type="float" office:value="54.0416">
            <text:p>54.041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52.9998">
            <text:p>52.9998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52">
            <text:p>52</text:p>
          </table:table-cell>
          <table:table-cell table:formula="of:=AVERAGE([.EW12:.EX12])" office:value-type="float" office:value="52.4999">
            <text:p>52.49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49.4164">
            <text:p>49.4164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49">
            <text:p>49</text:p>
          </table:table-cell>
          <table:table-cell table:formula="of:=AVERAGE([.EW13:.EX13])" office:value-type="float" office:value="49.2082">
            <text:p>49.20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47.8332">
            <text:p>47.8332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44">
            <text:p>44</text:p>
          </table:table-cell>
          <table:table-cell table:formula="of:=AVERAGE([.EW14:.EX14])" office:value-type="float" office:value="45.9166">
            <text:p>45.91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44.1666">
            <text:p>44.1666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45">
            <text:p>45</text:p>
          </table:table-cell>
          <table:table-cell table:formula="of:=AVERAGE([.EW15:.EX15])" office:value-type="float" office:value="44.5833">
            <text:p>44.58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47.5">
            <text:p>47.5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47">
            <text:p>47</text:p>
          </table:table-cell>
          <table:table-cell table:formula="of:=AVERAGE([.EW16:.EX16])" office:value-type="float" office:value="47.25">
            <text:p>47.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48.25">
            <text:p>48.25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47">
            <text:p>47</text:p>
          </table:table-cell>
          <table:table-cell table:formula="of:=AVERAGE([.EW17:.EX17])" office:value-type="float" office:value="47.625">
            <text:p>47.6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45.6668">
            <text:p>45.6668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44">
            <text:p>44</text:p>
          </table:table-cell>
          <table:table-cell table:formula="of:=AVERAGE([.EW18:.EX18])" office:value-type="float" office:value="44.8334">
            <text:p>44.83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45.9166">
            <text:p>45.9166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45">
            <text:p>45</text:p>
          </table:table-cell>
          <table:table-cell table:formula="of:=AVERAGE([.EW19:.EX19])" office:value-type="float" office:value="45.4583">
            <text:p>45.458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46.1664">
            <text:p>46.1664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47">
            <text:p>47</text:p>
          </table:table-cell>
          <table:table-cell table:formula="of:=AVERAGE([.EW20:.EX20])" office:value-type="float" office:value="46.5832">
            <text:p>46.583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46">
            <text:p>46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47">
            <text:p>47</text:p>
          </table:table-cell>
          <table:table-cell table:formula="of:=AVERAGE([.EW21:.EX21])" office:value-type="float" office:value="46.5">
            <text:p>46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37.5">
            <text:p>3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43.1668">
            <text:p>43.1668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39.6666">
            <text:p>39.6666</text:p>
          </table:table-cell>
          <table:table-cell table:formula="of:=AVERAGE([.EW22:.EX22])" office:value-type="float" office:value="41.4167">
            <text:p>41.41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41.75">
            <text:p>41.75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45">
            <text:p>45</text:p>
          </table:table-cell>
          <table:table-cell table:formula="of:=AVERAGE([.EW23:.EX23])" office:value-type="float" office:value="43.375">
            <text:p>43.3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44.0832">
            <text:p>44.0832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43">
            <text:p>43</text:p>
          </table:table-cell>
          <table:table-cell table:formula="of:=AVERAGE([.EW24:.EX24])" office:value-type="float" office:value="43.5416">
            <text:p>43.54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42">
            <text:p>42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43">
            <text:p>43</text:p>
          </table:table-cell>
          <table:table-cell table:formula="of:=AVERAGE([.EW25:.EX25])" office:value-type="float" office:value="42.5">
            <text:p>4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42.9168">
            <text:p>42.9168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44.3334">
            <text:p>44.3334</text:p>
          </table:table-cell>
          <table:table-cell table:formula="of:=AVERAGE([.EW26:.EX26])" office:value-type="float" office:value="43.6251">
            <text:p>43.62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41.0834">
            <text:p>41.0834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39">
            <text:p>39</text:p>
          </table:table-cell>
          <table:table-cell table:formula="of:=AVERAGE([.EW27:.EX27])" office:value-type="float" office:value="40.0417">
            <text:p>40.04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37.1666">
            <text:p>37.1666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39">
            <text:p>39</text:p>
          </table:table-cell>
          <table:table-cell table:formula="of:=AVERAGE([.EW28:.EX28])" office:value-type="float" office:value="38.0833">
            <text:p>38.08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39.25">
            <text:p>39.25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40">
            <text:p>40</text:p>
          </table:table-cell>
          <table:table-cell table:formula="of:=AVERAGE([.EW29:.EX29])" office:value-type="float" office:value="39.625">
            <text:p>39.6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41">
            <text:p>41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41">
            <text:p>41</text:p>
          </table:table-cell>
          <table:table-cell table:formula="of:=AVERAGE([.EW30:.EX30])" office:value-type="float" office:value="41">
            <text:p>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41.8334">
            <text:p>41.8334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41">
            <text:p>41</text:p>
          </table:table-cell>
          <table:table-cell table:formula="of:=AVERAGE([.EW31:.EX31])" office:value-type="float" office:value="41.4167">
            <text:p>41.41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40.6666">
            <text:p>40.6666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39">
            <text:p>39</text:p>
          </table:table-cell>
          <table:table-cell table:formula="of:=AVERAGE([.EW32:.EX32])" office:value-type="float" office:value="39.8333">
            <text:p>39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48:39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